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57700000012713E8DCF29DC922D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" style:font-family-generic="roman" style:font-pitch="variable"/>
    <style:font-face style:name="PT Sans Narrow" svg:font-family="'PT Sans Narrow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 Sans1" svg:font-family="'Open Sans'" style:font-family-generic="system" style:font-pitch="variable"/>
    <style:font-face style:name="PT Sans Narrow1" svg:font-family="'PT Sans Narrow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1in" loext:contextual-spacing="false" fo:line-height="120%" fo:padding="0in" fo:border="none"/>
      <style:text-properties fo:font-size="18pt" fo:font-weight="bold" style:font-size-asian="18pt" style:font-weight-asian="bold" style:font-size-complex="18pt"/>
    </style:style>
    <style:style style:name="P2" style:family="paragraph" style:parent-style-name="Standard">
      <style:paragraph-properties fo:padding="0in" fo:border="none"/>
    </style:style>
    <style:style style:name="P3" style:family="paragraph" style:parent-style-name="Standard" style:list-style-name="WWNum2">
      <style:paragraph-properties fo:margin-left="0.5in" fo:margin-right="0in" fo:text-indent="-0.25in" style:auto-text-indent="false" fo:padding="0in" fo:border="none"/>
    </style:style>
    <style:style style:name="P4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5" style:family="paragraph" style:parent-style-name="Standard">
      <style:paragraph-properties fo:margin-left="0in" fo:margin-right="0in" fo:text-indent="0in" style:auto-text-indent="false" fo:padding="0in" fo:border="none"/>
    </style:style>
    <style:style style:name="P6" style:family="paragraph" style:parent-style-name="Standard">
      <style:paragraph-properties fo:margin-left="0.5in" fo:margin-right="0in" fo:text-indent="0in" style:auto-text-indent="false"/>
    </style:style>
    <style:style style:name="P7" style:family="paragraph" style:parent-style-name="Standard">
      <style:paragraph-properties fo:margin-left="0.5in" fo:margin-right="0in" fo:text-indent="0in" style:auto-text-indent="false" fo:padding="0in" fo:border="none"/>
    </style:style>
    <style:style style:name="P8" style:family="paragraph" style:parent-style-name="Standard">
      <style:paragraph-properties fo:margin-top="0.0835in" fo:margin-bottom="0.139in" loext:contextual-spacing="false" fo:line-height="100%" fo:padding="0in" fo:border="none"/>
    </style:style>
    <style:style style:name="P9" style:family="paragraph" style:parent-style-name="Standard">
      <style:paragraph-properties fo:margin-top="0.4165in" fo:margin-bottom="0in" loext:contextual-spacing="false" fo:line-height="100%" fo:padding="0in" fo:border="none"/>
    </style:style>
    <style:style style:name="P10" style:family="paragraph" style:parent-style-name="Heading_20_1">
      <style:paragraph-properties fo:padding="0in" fo:border="none"/>
    </style:style>
    <style:style style:name="P11" style:family="paragraph" style:parent-style-name="Heading_20_2" style:master-page-name="First_20_Page">
      <style:paragraph-properties fo:margin-top="0in" fo:margin-bottom="0in" loext:contextual-spacing="false" fo:line-height="120%" style:page-number="auto" fo:padding="0in" fo:border="none"/>
    </style:style>
    <style:style style:name="P12" style:family="paragraph" style:parent-style-name="Heading_20_2" style:list-style-name="WWNum3">
      <style:paragraph-properties fo:margin-left="0.5in" fo:margin-right="0in" fo:text-indent="-0.25in" style:auto-text-indent="false"/>
    </style:style>
    <style:style style:name="P13" style:family="paragraph" style:parent-style-name="Heading_20_2" style:list-style-name="WWNum1">
      <style:paragraph-properties fo:margin-left="0.5in" fo:margin-right="0in" fo:text-indent="-0.25in" style:auto-text-indent="false" fo:break-before="page"/>
    </style:style>
    <style:style style:name="P14" style:family="paragraph" style:parent-style-name="Title">
      <style:paragraph-properties fo:padding="0in" fo:border="none"/>
    </style:style>
    <style:style style:name="P15" style:family="paragraph" style:parent-style-name="Subtitle">
      <style:paragraph-properties fo:padding="0in" fo:border="none"/>
    </style:style>
    <style:style style:name="P16" style:family="paragraph" style:parent-style-name="Subtitle">
      <style:paragraph-properties fo:margin-left="0in" fo:margin-right="0in" fo:margin-top="0.4165in" fo:margin-bottom="0in" loext:contextual-spacing="false" fo:line-height="100%" fo:text-align="end" style:justify-single-word="false" fo:text-indent="0in" style:auto-text-indent="false" fo:padding="0in" fo:border="none"/>
    </style:style>
    <style:style style:name="T1" style:family="text">
      <style:text-properties fo:color="#695d46" style:font-name="Open Sans" fo:font-size="12pt" style:font-name-asian="Open Sans1" style:font-size-asian="12pt" style:font-name-complex="Open Sans1" style:font-size-complex="12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style:text-underline-style="none"/>
    </style:style>
    <style:style style:name="T4" style:family="text">
      <style:text-properties fo:color="#1155cc" style:text-underline-style="solid" style:text-underline-width="auto" style:text-underline-color="font-color"/>
    </style:style>
    <style:style style:name="T5" style:family="text">
      <style:text-properties fo:color="#008575" style:font-name="PT Sans Narrow" fo:font-size="16pt" style:font-name-asian="PT Sans Narrow1" style:font-size-asian="16pt" style:font-name-complex="PT Sans Narrow1" style:font-size-complex="16pt"/>
    </style:style>
    <style:style style:name="T6" style:family="text">
      <style:text-properties fo:color="#000000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-0.0602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bookmark text:name="_z6ne0og04bp5"/><text:soft-page-break/><text:span text:style-name="T1"><text:s/></text:span></text:p>
      <text:p text:style-name="Standard"/>
      <text:p text:style-name="P14"><text:bookmark text:name="_2gazcsgmxkub"/></text:p>
      <text:p text:style-name="P14"><text:bookmark text:name="_5qsb8c88p1ym"/></text:p>
      <text:p text:style-name="P14"><text:bookmark text:name="_6pqe61kqarlm"/>“Question Classification based on LSTMs” </text:p>
      <text:p text:style-name="Standard"/>
      <text:p text:style-name="P15"><text:bookmark text:name="_ng30guuqqp2v"/><text:span text:style-name="T2">Group A: </text:span></text:p>
      <text:p text:style-name="P15"><text:bookmark text:name="_rsabjfu7nu8c"/><text:span text:style-name="T2">Michal Harakal, Petra Woßeng, Andreas Neutze, Sven Wontroba</text:span></text:p>
      <text:p text:style-name="P15"><text:bookmark text:name="_327y283iqbww"/><text:span text:style-name="T2">04.12.2020</text:span></text:p>
      <text:p text:style-name="P1"/>
      <text:p text:style-name="P1"/>
      <text:p text:style-name="P10"><text:bookmark text:name="_au51mny0sx6"/></text:p>
      <text:p text:style-name="P10"><text:bookmark text:name="_tu7bzsnaj802"/>0. Introduction</text:p>
      <text:p text:style-name="P10"><text:bookmark text:name="_buvzdznoaefl"/>Task</text:p>
      <text:p text:style-name="P2">Given a dataset on more than 5000 labeled questions of a Question Answering (QA) system is to build a text classifier that can distinguish questions in different categories.</text:p>
      <text:p text:style-name="P10"><text:bookmark text:name="_3at9u9s4e0vp"/>Main Objectives</text:p>
      <text:list xml:id="list3553256378" text:style-name="WWNum2">
        <text:list-item>
          <text:p text:style-name="P3">Pre-process the textual data to improve the final results</text:p>
        </text:list-item>
        <text:list-item>
          <text:p text:style-name="P3">Build a LSTM (Long Short-term Memory) text classifier to classify questions</text:p>
        </text:list-item>
        <text:list-item>
          <text:p text:style-name="P4">Categorization of questions using a Support Vector Machine (SVM)</text:p>
        </text:list-item>
        <text:list-item>
          <text:p text:style-name="P3">Visualize findings from both approaches</text:p>
        </text:list-item>
        <text:list-item>
          <text:p text:style-name="P3">Compare the results using the F1 measure.</text:p>
        </text:list-item>
      </text:list>
      <text:p text:style-name="P10"><text:bookmark text:name="_4p7xi5bvhxdr"/>Dataset</text:p>
      <text:p text:style-name="P2">The training dataset contains ca. 5500 labelled questions, the testing dataset another 500.</text:p>
      <text:p text:style-name="P2">The dataset has six labels, including Abbreviation (ABBR), Entity (ENTY), Description (DESC), Human (HUM), Location (LOC) and Numeric (NUM). More information on the labels in the dataset is presented in [1]. Average length of each sentence is ten, with a vocabulary size of 8700. The training and test txt files can be downloaded from [2], [3], </text:p>
      <text:p text:style-name="P2">The dataset is composed of two main attributes (text, label).</text:p>
      <text:p text:style-name="P5"><text:soft-page-break/>[1] <text:a xlink:type="simple" xlink:href="https://cogcomp.seas.upenn.edu/Data/QA/QC/definition.html" text:style-name="ListLabel_20_28" text:visited-style-name="ListLabel_20_28"><text:span text:style-name="T4">https://cogcomp.seas.upenn.edu/Data/QA/QC/definition.html</text:span></text:a></text:p>
      <text:p text:style-name="P5">[2] <text:a xlink:type="simple" xlink:href="https://cogcomp.seas.upenn.edu/Data/QA/QC/train_5500.label" text:style-name="ListLabel_20_28" text:visited-style-name="ListLabel_20_28"><text:span text:style-name="T4">https://cogcomp.seas.upenn.edu/Data/QA/QC/train_5500.label</text:span></text:a></text:p>
      <text:p text:style-name="Standard">[3] <text:a xlink:type="simple" xlink:href="https://cogcomp.seas.upenn.edu/Data/QA/QC/TREC_10.label" text:style-name="ListLabel_20_28" text:visited-style-name="ListLabel_20_28"><text:span text:style-name="T4">https://cogcomp.seas.upenn.edu/Data/QA/QC/TREC_10.label</text:span></text:a></text:p>
      <text:p text:style-name="Standard"/>
      <text:p text:style-name="P2"/>
      <text:p text:style-name="P2"/>
      <text:p text:style-name="Heading_20_1"><text:bookmark text:name="_ic0ebu1a55lw"/></text:p>
      <text:p text:style-name="Heading_20_1"><text:bookmark text:name="_naknoxjby75h"/></text:p>
      <text:p text:style-name="Heading_20_1"><text:bookmark text:name="_vxujdnax5315"/></text:p>
      <text:p text:style-name="Heading_20_1"><text:bookmark text:name="_i31le74bld4g"/>Our Milestones</text:p>
      <text:list xml:id="list2485140671" text:style-name="WWNum3">
        <text:list-item>
          <text:p text:style-name="P12"><text:bookmark text:name="_buwz1tcz7y35"/>Data Analysis and Preparation </text:p>
        </text:list-item>
        <text:list-item>
          <text:p text:style-name="P12"><text:bookmark text:name="_p2nityf5kx5q"/>Build a LSTM text classifier</text:p>
        </text:list-item>
        <text:list-item>
          <text:p text:style-name="P12"><text:bookmark text:name="_adji3xe6vyzb"/>Use a SVM for the categorization of questions</text:p>
        </text:list-item>
        <text:list-item>
          <text:p text:style-name="P12"><text:bookmark text:name="_fp3fo2aa8alo"/>Compare Models </text:p>
        </text:list-item>
        <text:list-item>
          <text:p text:style-name="P12"><text:bookmark text:name="_qkiuy1ur8sce"/>Conclusion and Outlook</text:p>
        </text:list-item>
      </text:list>
      <text:p text:style-name="P6"/>
      <text:p text:style-name="P7"/>
      <text:p text:style-name="P7"><text:line-break/></text:p>
      <text:list xml:id="list295815195" text:style-name="WWNum1">
        <text:list-item>
          <text:p text:style-name="P13"><text:bookmark text:name="_8bar3y8grxfv"/>Data Analysis and Preparation </text:p>
        </text:list-item>
      </text:list>
      <text:p text:style-name="P7">Exploratory Data Analysis using pandas showed 61 duplicates in the training dataset. Those were eliminated and hence, further analysis was based on 5.381 observations with three attributes: question text, category and subcategory.</text:p>
      <text:p text:style-name="P7">Whereas all categories apart from one (ABBR) appear frequently in the dataset (&gt;700 times), the nearly 50 subcategories are highly unbalanced. The 14 most frequent subcategories apply to 80% of the data.</text:p>
      <text:p text:style-name="P7"/>
      <text:p text:style-name="P7"><text:tab/>Insert figure(s) here</text:p>
      <text:p text:style-name="P7"/>
      <text:p text:style-name="P7"/>
      <text:p text:style-name="P7">EDA of questions’ text:</text:p>
      <text:p text:style-name="P7">...</text:p>
      <text:p text:style-name="P7"/>
      <text:p text:style-name="P7"/>
      <text:p text:style-name="Heading_20_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" svg:font-family="'Open Sans'" style:font-family-generic="roman" style:font-pitch="variable"/>
    <style:font-face style:name="PT Sans Narrow" svg:font-family="'PT Sans Narrow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 Sans1" svg:font-family="'Open Sans'" style:font-family-generic="system" style:font-pitch="variable"/>
    <style:font-face style:name="PT Sans Narrow1" svg:font-family="'PT Sans Narrow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695d46" style:font-name="Open Sans" fo:font-size="11pt" fo:language="none" fo:country="none" style:letter-kerning="false" style:font-name-asian="Open Sans1" style:font-size-asian="11pt" style:language-asian="zh" style:country-asian="CN" style:font-name-complex="Open Sans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fo:color="#695d46" style:font-name="Open Sans" fo:font-size="11pt" fo:language="none" fo:country="none" style:letter-kerning="false" style:font-name-asian="Open Sans1" style:font-size-asian="11pt" style:language-asian="zh" style:country-asian="CN" style:font-name-complex="Open Sans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835in" fo:margin-bottom="0in" loext:contextual-spacing="false" fo:line-height="120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in" loext:contextual-spacing="false" fo:line-height="130%" fo:keep-together="always" fo:orphans="0" fo:widows="0" fo:keep-with-next="always"/>
      <style:text-properties fo:color="#ff5e0e" style:font-name="PT Sans Narrow" fo:font-family="'PT Sans Narrow'" style:font-family-generic="roman" style:font-pitch="variable" fo:font-size="18pt" fo:font-weight="bold" style:font-name-asian="PT Sans Narrow1" style:font-family-asian="'PT Sans Narrow'" style:font-family-generic-asian="system" style:font-pitch-asian="variable" style:font-size-asian="18pt" style:font-weight-asian="bold" style:font-name-complex="PT Sans Narrow1" style:font-family-complex="'PT Sans Narrow'" style:font-family-generic-complex="system" style:font-pitch-complex="variable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22in" fo:margin-bottom="0in" loext:contextual-spacing="false" fo:line-height="100%"/>
      <style:text-properties fo:color="#008575" style:font-name="PT Sans Narrow" fo:font-family="'PT Sans Narrow'" style:font-family-generic="roman" style:font-pitch="variable" fo:font-size="16pt" style:font-name-asian="PT Sans Narrow1" style:font-family-asian="'PT Sans Narrow'" style:font-family-generic-asian="system" style:font-pitch-asian="variable" style:font-size-asian="16pt" style:font-name-complex="PT Sans Narrow1" style:font-family-complex="'PT Sans Narrow'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39in" fo:margin-bottom="0in" loext:contextual-spacing="false" fo:line-height="100%"/>
      <style:text-properties style:font-name="PT Sans Narrow" fo:font-family="'PT Sans Narrow'" style:font-family-generic="roman" style:font-pitch="variable" fo:font-size="14pt" style:font-name-asian="PT Sans Narrow1" style:font-family-asian="'PT Sans Narrow'" style:font-family-generic-asian="system" style:font-pitch-asian="variable" style:font-size-asian="14pt" style:font-name-complex="PT Sans Narrow1" style:font-family-complex="'PT Sans Narrow'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.222in" fo:margin-bottom="0in" loext:contextual-spacing="false" fo:line-height="100%"/>
      <style:text-properties style:font-name="PT Sans Narrow" fo:font-family="'PT Sans Narrow'" style:font-family-generic="roman" style:font-pitch="variable" fo:font-size="42pt" fo:font-weight="bold" style:font-name-asian="PT Sans Narrow1" style:font-family-asian="'PT Sans Narrow'" style:font-family-generic-asian="system" style:font-pitch-asian="variable" style:font-size-asian="42pt" style:font-weight-asian="bold" style:font-name-complex="PT Sans Narrow1" style:font-family-complex="'PT Sans Narrow'" style:font-family-generic-complex="system" style:font-pitch-complex="variable" style:font-size-complex="42pt"/>
    </style:style>
    <style:style style:name="Subtitle" style:family="paragraph" style:parent-style-name="normal" style:next-style-name="Standard" style:default-outline-level="" style:class="chapter">
      <style:paragraph-properties fo:margin-top="0.139in" fo:margin-bottom="0in" loext:contextual-spacing="false" fo:line-height="100%"/>
      <style:text-properties style:font-name="PT Sans Narrow" fo:font-family="'PT Sans Narrow'" style:font-family-generic="roman" style:font-pitch="variable" fo:font-size="14pt" style:font-name-asian="PT Sans Narrow1" style:font-family-asian="'PT Sans Narrow'" style:font-family-generic-asian="system" style:font-pitch-asian="variable" style:font-size-asian="14pt" style:font-name-complex="PT Sans Narrow1" style:font-family-complex="'PT Sans Narrow'" style:font-family-generic-complex="system" style:font-pitch-complex="variable" style:font-size-complex="1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font-name="PT Sans Narrow" fo:font-family="'PT Sans Narrow'" style:font-family-generic="roman" style:font-pitch="variable" fo:font-size="16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ubtitle">
      <style:paragraph-properties fo:margin-left="0in" fo:margin-right="0in" fo:margin-top="0.4165in" fo:margin-bottom="0in" loext:contextual-spacing="false" fo:line-height="100%" fo:text-align="end" style:justify-single-word="false" fo:text-indent="0in" style:auto-text-indent="false" fo:padding="0in" fo:border="none"/>
    </style:style>
    <style:style style:name="MP2" style:family="paragraph" style:parent-style-name="Standard">
      <style:paragraph-properties fo:margin-top="0.0835in" fo:margin-bottom="0.139in" loext:contextual-spacing="false" fo:line-height="100%" fo:padding="0in" fo:border="none"/>
    </style:style>
    <style:style style:name="MP3" style:family="paragraph" style:parent-style-name="Standard">
      <style:paragraph-properties fo:margin-top="0.4165in" fo:margin-bottom="0in" loext:contextual-spacing="false" fo:line-height="100%" fo:padding="0in" fo:border="none"/>
    </style:style>
    <style:style style:name="MP4" style:family="paragraph" style:parent-style-name="Standard">
      <style:paragraph-properties fo:padding="0in" fo:border="none"/>
    </style:style>
    <style:style style:name="MT1" style:family="text">
      <style:text-properties fo:color="#000000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-0.0602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in" fo:margin-bottom="0.75in" fo:margin-left="1in" fo:margin-right="1in" fo:background-color="#ffffff" style:writing-mode="lr-tb" style:layout-grid-color="#c0c0c0" style:layout-grid-lines="2413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5in" fo:margin-left="0in" fo:margin-right="0in" fo:margin-bottom="0.7102in" style:dynamic-spacing="true"/>
      </style:header-style>
      <style:footer-style>
        <style:header-footer-properties fo:min-height="0.1965in" fo:margin-left="0in" fo:margin-right="0in" fo:margin-top="0in"/>
      </style:footer-style>
    </style:page-layout>
    <style:page-layout style:name="Mpm2">
      <style:page-layout-properties fo:page-width="8.5in" fo:page-height="11in" style:num-format="1" style:print-orientation="portrait" fo:margin-top="0in" fo:margin-bottom="0.5in" fo:margin-left="1in" fo:margin-right="1in" fo:background-color="#ffffff" style:writing-mode="lr-tb" style:layout-grid-color="#c0c0c0" style:layout-grid-lines="2413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5in" fo:margin-left="0in" fo:margin-right="0in" fo:margin-bottom="0.7102in" style:dynamic-spacing="true"/>
      </style:header-style>
      <style:footer-style>
        <style:header-footer-properties fo:min-height="0.25in" fo:margin-left="0in" fo:margin-right="0in" fo:margin-top="0.210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bookmark text:name="_9nvcibv3gama"/><text:span text:style-name="MT1"><text:s text:c="2"/></text:span><text:page-number text:select-page="current">2</text:page-number></text:p>
        <text:p text:style-name="MP2"><draw:frame draw:style-name="Mfr1" draw:name="image1.png" text:anchor-type="as-char" svg:width="6.4701in" svg:height="0.1146in" draw:z-index="1"><draw:image xlink:href="Pictures/100002010000057700000012713E8DCF29DC922D.png" xlink:type="simple" xlink:show="embed" xlink:actuate="onLoad" loext:mime-type="image/png"/><svg:desc>horizontale Linie</svg:desc></draw:frame></text:p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MP3"/>
      </style:header>
      <style:footer>
        <text:p text:style-name="MP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4" meta:paragraph-count="36" meta:word-count="288" meta:character-count="1980" meta:non-whitespace-character-count="1725"/>
    <meta:generator>LibreOfficeDev/6.0.5.2$Linux_X86_64 LibreOffice_project/</meta:generator>
  </office:meta>
</office:document-meta>
</file>